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2aa16" officeooo:paragraph-rsid="0002aa16"/>
    </style:style>
    <style:style style:name="P2" style:family="paragraph" style:parent-style-name="Standard">
      <style:text-properties officeooo:rsid="0002aa16" officeooo:paragraph-rsid="0002c5a8"/>
    </style:style>
    <style:style style:name="P3" style:family="paragraph" style:parent-style-name="Standard">
      <style:text-properties officeooo:rsid="0002c5a8" officeooo:paragraph-rsid="0002c5a8"/>
    </style:style>
    <style:style style:name="P4" style:family="paragraph" style:parent-style-name="Standard">
      <style:text-properties officeooo:rsid="0002c5a8" officeooo:paragraph-rsid="000348f2"/>
    </style:style>
    <style:style style:name="P5" style:family="paragraph" style:parent-style-name="Standard">
      <style:text-properties officeooo:rsid="000348f2" officeooo:paragraph-rsid="000348f2"/>
    </style:style>
    <style:style style:name="P6" style:family="paragraph" style:parent-style-name="Standard">
      <style:text-properties officeooo:rsid="000348f2" officeooo:paragraph-rsid="000474ce"/>
    </style:style>
    <style:style style:name="P7" style:family="paragraph" style:parent-style-name="Standard">
      <style:text-properties officeooo:rsid="000474ce" officeooo:paragraph-rsid="000474ce"/>
    </style:style>
    <style:style style:name="P8" style:family="paragraph" style:parent-style-name="Standard">
      <style:text-properties officeooo:rsid="0002c5a8" officeooo:paragraph-rsid="0002c5a8"/>
    </style:style>
    <style:style style:name="P9" style:family="paragraph" style:parent-style-name="Standard">
      <style:text-properties officeooo:rsid="000474ce" officeooo:paragraph-rsid="000474c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66" loext:char-shading-value="0"/>
    </style:style>
    <style:style style:name="T3" style:family="text">
      <style:text-properties officeooo:rsid="0002c5a8" fo:background-color="#ffff66" loext:char-shading-value="0"/>
    </style:style>
    <style:style style:name="T4" style:family="text">
      <style:text-properties officeooo:rsid="0002c5a8"/>
    </style:style>
    <style:style style:name="T5" style:family="text">
      <style:text-properties officeooo:rsid="000348f2"/>
    </style:style>
    <style:style style:name="T6" style:family="text">
      <style:text-properties officeooo:rsid="000474ce"/>
    </style:style>
    <style:style style:name="T7" style:family="text">
      <style:text-properties officeooo:rsid="0006d9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DFS Commands Practice</text:p>
      <text:p text:style-name="P1">1. hdfs dfs -mkdir /test</text:p>
      <text:p text:style-name="P1"/>
      <text:p text:style-name="P1">2. [cloudera@quickstart ~]$ hdfs dfs -ls /</text:p>
      <text:p text:style-name="P1">Found 8 items</text:p>
      <text:p text:style-name="P1">drwxr-xr-x <text:s text:c="2"/>- cloudera supergroup <text:s text:c="9"/>0 2017-11-16 01:18 /AUG</text:p>
      <text:p text:style-name="P1">drwxr-xr-x <text:s text:c="2"/>- cloudera supergroup <text:s text:c="9"/>0 2017-11-30 00:22 /Tweets</text:p>
      <text:p text:style-name="P1">drwxrwxrwx <text:s text:c="2"/>- hdfs <text:s text:c="4"/>supergroup <text:s text:c="9"/>0 2015-11-18 18:57 /benchmarks</text:p>
      <text:p text:style-name="P1">drwxr-xr-x <text:s text:c="2"/>- hbase <text:s text:c="3"/>supergroup <text:s text:c="9"/>0 2018-04-27 21:12 /hbase</text:p>
      <text:p text:style-name="P1">drwxr-xr-x <text:s text:c="2"/>- cloudera <text:span text:style-name="T1">supergroup</text:span> <text:s text:c="9"/>0 2018-04-27 21:33 /test</text:p>
      <text:p text:style-name="P1">drwxrwxrwt <text:s text:c="2"/>- hdfs <text:s text:c="4"/>supergroup <text:s text:c="9"/>0 2018-04-27 21:28 /tmp</text:p>
      <text:p text:style-name="P1">drwxr-xr-x <text:s text:c="2"/>- hdfs <text:s text:c="4"/>supergroup <text:s text:c="9"/>0 2017-11-23 23:28 /user</text:p>
      <text:p text:style-name="P1">drwxr-xr-x <text:s text:c="2"/>- hdfs <text:s text:c="4"/>supergroup <text:s text:c="9"/>0 2015-11-18 19:00 /var</text:p>
      <text:p text:style-name="P1"/>
      <text:p text:style-name="P1">3. [cloudera@quickstart ~]$ hdfs dfs -<text:span text:style-name="T2">chgrp</text:span> cloudera <text:s/>/test</text:p>
      <text:p text:style-name="P1"/>
      <text:p text:style-name="P1">4. [cloudera@quickstart ~]$ hdfs dfs -ls /</text:p>
      <text:p text:style-name="P1">Found 8 items</text:p>
      <text:p text:style-name="P1">drwxr-xr-x <text:s text:c="2"/>- cloudera supergroup <text:s text:c="9"/>0 2017-11-16 01:18 /AUG</text:p>
      <text:p text:style-name="P1">drwxr-xr-x <text:s text:c="2"/>- cloudera supergroup <text:s text:c="9"/>0 2017-11-30 00:22 /Tweets</text:p>
      <text:p text:style-name="P1">drwxrwxrwx <text:s text:c="2"/>- hdfs <text:s text:c="4"/>supergroup <text:s text:c="9"/>0 2015-11-18 18:57 /benchmarks</text:p>
      <text:p text:style-name="P1">drwxr-xr-x <text:s text:c="2"/>- hbase <text:s text:c="3"/>supergroup <text:s text:c="9"/>0 2018-04-27 21:12 /hbase</text:p>
      <text:p text:style-name="P1">drwxr-xr-x <text:s text:c="2"/>- cloudera <text:span text:style-name="T1">cloudera</text:span> <text:s text:c="11"/>0 2018-04-27 21:33 /test</text:p>
      <text:p text:style-name="P1">drwxrwxrwt <text:s text:c="2"/>- hdfs <text:s text:c="4"/>supergroup <text:s text:c="9"/>0 2018-04-27 21:28 /tmp</text:p>
      <text:p text:style-name="P1">drwxr-xr-x <text:s text:c="2"/>- hdfs <text:s text:c="4"/>supergroup <text:s text:c="9"/>0 2017-11-23 23:28 /user</text:p>
      <text:p text:style-name="P1">drwxr-xr-x <text:s text:c="2"/>- hdfs <text:s text:c="4"/>supergroup <text:s text:c="9"/>0 2015-11-18 19:00 /var</text:p>
      <text:p text:style-name="P1"/>
      <text:p text:style-name="P1">5. [cloudera@quickstart ~]$ hdfs dfs -<text:span text:style-name="T2">chmod</text:span> 777 <text:s/>/test</text:p>
      <text:p text:style-name="P1"/>
      <text:p text:style-name="P1">6. [cloudera@quickstart ~]$ hdfs dfs -ls /</text:p>
      <text:p text:style-name="P1">Found 8 items</text:p>
      <text:p text:style-name="P1">drwxr-xr-x <text:s text:c="2"/>- cloudera supergroup <text:s text:c="9"/>0 2017-11-16 01:18 /AUG</text:p>
      <text:p text:style-name="P1">drwxr-xr-x <text:s text:c="2"/>- cloudera supergroup <text:s text:c="9"/>0 2017-11-30 00:22 /Tweets</text:p>
      <text:p text:style-name="P1">drwxrwxrwx <text:s text:c="2"/>- hdfs <text:s text:c="4"/>supergroup <text:s text:c="9"/>0 2015-11-18 18:57 /benchmarks</text:p>
      <text:p text:style-name="P1">drwxr-xr-x <text:s text:c="2"/>- hbase <text:s text:c="3"/>supergroup <text:s text:c="9"/>0 2018-04-27 21:12 /hbase</text:p>
      <text:p text:style-name="P1">drwxrwxrwx <text:s text:c="2"/>- cloudera cloudera <text:s text:c="11"/>0 2018-04-27 21:33 /test</text:p>
      <text:p text:style-name="P1">drwxrwxrwt <text:s text:c="2"/>- hdfs <text:s text:c="4"/>supergroup <text:s text:c="9"/>0 2018-04-27 21:28 /tmp</text:p>
      <text:p text:style-name="P1">drwxr-xr-x <text:s text:c="2"/>- hdfs <text:s text:c="4"/>supergroup <text:s text:c="9"/>0 2017-11-23 23:28 /user</text:p>
      <text:p text:style-name="P1">drwxr-xr-x <text:s text:c="2"/>- hdfs <text:s text:c="4"/>supergroup <text:s text:c="9"/>0 2015-11-18 19:00 /var</text:p>
      <text:p text:style-name="P1"/>
      <text:p text:style-name="P1">7. [cloudera@quickstart ~]$ hdfs dfs -<text:span text:style-name="T2">copyFromLocal</text:span> /home/cloudera/Desktop/file1 /test/file1</text:p>
      <text:p text:style-name="P1"/>
      <text:p text:style-name="P1">[cloudera@quickstart ~]$ hdfs dfs -ls /test/</text:p>
      <text:p text:style-name="P1">Found 1 items</text:p>
      <text:p text:style-name="P1">-rw-r--r-- <text:s text:c="2"/>1 cloudera cloudera <text:s text:c="8"/>17 2018-04-27 21:51 /test/<text:span text:style-name="T2">file1</text:span></text:p>
      <text:p text:style-name="P1"/>
      <text:p text:style-name="P2">9. <text:span text:style-name="T4">[cloudera@quickstart ~]$ hdfs dfs -</text:span><text:span text:style-name="T3">copyToLocal</text:span><text:span text:style-name="T4"> /test/file1 /home/cloudera/Desktop/filez</text:span></text:p>
      <text:p text:style-name="P2"/>
      <text:p text:style-name="P3">[cloudera@quickstart ~]$ ls -l /home/cloudera/Desktop</text:p>
      <text:p text:style-name="P3"><text:soft-page-break/>total 60</text:p>
      <text:p text:style-name="P3">-rwxrwxr-x 1 cloudera cloudera <text:s/>281 Nov 19 <text:s/>2015 Eclipse.desktop</text:p>
      <text:p text:style-name="P3">-rwxrwxr-x 1 cloudera cloudera <text:s/>284 Nov 19 <text:s/>2015 Enterprise.desktop</text:p>
      <text:p text:style-name="P3">-rwxrwxr-x 1 cloudera cloudera <text:s/>259 Nov 19 <text:s/>2015 Express.desktop</text:p>
      <text:p text:style-name="P3">-rw-rw-r-- 1 cloudera cloudera <text:s text:c="2"/>17 Apr 22 11:12 file1</text:p>
      <text:p text:style-name="P3">-rw-rw-rw- 1 cloudera cloudera <text:s text:c="2"/>98 Oct 29 22:18 file1.txt~</text:p>
      <text:p text:style-name="P3">-rw-r--r-- 1 cloudera cloudera <text:s text:c="2"/>17 Apr 27 23:45 <text:span text:style-name="T2">filez</text:span></text:p>
      <text:p text:style-name="P3">-rw-rw-r-- 1 cloudera cloudera <text:s text:c="2"/>64 Oct 21 <text:s/>2017 input.txt</text:p>
      <text:p text:style-name="P3">-rw-rw-r-- 1 cloudera cloudera <text:s/>482 Apr 20 00:25 installation</text:p>
      <text:p text:style-name="P3">-rw-rw-r-- 1 cloudera cloudera <text:s text:c="3"/>0 Apr 19 22:35 installation~</text:p>
      <text:p text:style-name="P3">-rwxrwxr-x 1 cloudera cloudera <text:s/>238 Nov 19 <text:s/>2015 Kerberos.desktop</text:p>
      <text:p text:style-name="P3">-rw-rw-r-- 1 cloudera cloudera 1222 Nov 28 18:44 options.txt</text:p>
      <text:p text:style-name="P3">-rwxrwxr-x 1 cloudera cloudera <text:s/>237 Nov 19 <text:s/>2015 Parcels.desktop</text:p>
      <text:p text:style-name="P3">-rw-rw-r-- 1 cloudera cloudera <text:s text:c="2"/>94 Apr 22 12:23 pgm1.sh</text:p>
      <text:p text:style-name="P3">-rw-rw-r-- 1 cloudera cloudera <text:s/>118 Apr 22 12:21 pgm1.sh~</text:p>
      <text:p text:style-name="P3">drw-rwx--- 2 cloudera cloudera 4096 Apr 22 11:21 test</text:p>
      <text:p text:style-name="P3">-rw-rw-r-- 1 cloudera cloudera <text:s/>268 Nov 28 23:32 Twitter key~</text:p>
      <text:p text:style-name="P3"/>
      <text:p text:style-name="P3">11. [cloudera@quickstart ~]$ hdfs dfs -<text:span text:style-name="T2">count</text:span> /</text:p>
      <text:p text:style-name="P3"><text:s text:c="9"/>582 <text:s text:c="8"/>1327 <text:s text:c="8"/>1682278779 / - Directory, File and size in bytes</text:p>
      <text:p text:style-name="P3"/>
      <text:p text:style-name="P3">12. [cloudera@quickstart ~]$ hdfs dfs -<text:span text:style-name="T2">cp</text:span> /test/file1 /test/filecpy</text:p>
      <text:p text:style-name="P3"/>
      <text:p text:style-name="P3">[cloudera@quickstart ~]$ hdfs dfs -ls /test</text:p>
      <text:p text:style-name="P3">Found 2 items</text:p>
      <text:p text:style-name="P3">-rw-r--r-- <text:s text:c="2"/>1 cloudera cloudera <text:s text:c="8"/>17 2018-04-27 21:51 /test/file1</text:p>
      <text:p text:style-name="P3">-rw-r--r-- <text:s text:c="2"/>1 cloudera cloudera <text:s text:c="8"/>17 2018-04-27 23:49 /test/<text:span text:style-name="T1">filecpy</text:span></text:p>
      <text:p text:style-name="P3"/>
      <text:p text:style-name="P3">13.[cloudera@quickstart ~]$ hdfs dfs -du <text:s/>/ <text:s text:c="5"/><text:span text:style-name="T2">#Size of file</text:span></text:p>
      <text:p text:style-name="P3">189 <text:s text:c="8"/>189 <text:s text:c="8"/>/AUG</text:p>
      <text:p text:style-name="P3">2077885 <text:s text:c="4"/>2077885 <text:s text:c="4"/>/Tweets</text:p>
      <text:p text:style-name="P3">0 <text:s text:c="10"/>0 <text:s text:c="10"/>/benchmarks</text:p>
      <text:p text:style-name="P3">40769016 <text:s text:c="3"/>309204306 <text:s text:c="2"/>/hbase</text:p>
      <text:p text:style-name="P3">34 <text:s text:c="9"/>34 <text:s text:c="9"/>/test</text:p>
      <text:p text:style-name="P3">25193782 <text:s text:c="3"/>25193782 <text:s text:c="3"/>/tmp</text:p>
      <text:p text:style-name="P3">1608859016 <text:s/>1608859016 <text:s/>/user</text:p>
      <text:p text:style-name="P3">5378874 <text:s text:c="4"/>5378874 <text:s text:c="4"/>/var</text:p>
      <text:p text:style-name="P3"/>
      <text:p text:style-name="P3">[cloudera@quickstart ~]$ hdfs dfs -du -s / <text:s/><text:span text:style-name="T2">#summary</text:span></text:p>
      <text:p text:style-name="P3">1682278796 <text:s/>1950714086 <text:s/>/ </text:p>
      <text:p text:style-name="P3"/>
      <text:p text:style-name="P3">[cloudera@quickstart ~]$ hdfs dfs -du -h / <text:s/><text:span text:style-name="T2"># Human Readable</text:span></text:p>
      <text:p text:style-name="P3">189 <text:s text:c="4"/>189 <text:s text:c="5"/>/AUG</text:p>
      <text:p text:style-name="P3">2.0 M <text:s text:c="2"/>2.0 M <text:s text:c="3"/>/Tweets</text:p>
      <text:p text:style-name="P3">0 <text:s text:c="6"/>0 <text:s text:c="7"/>/benchmarks</text:p>
      <text:p text:style-name="P3">38.9 M <text:s/>294.9 M <text:s/>/hbase</text:p>
      <text:p text:style-name="P3">34 <text:s text:c="5"/>34 <text:s text:c="6"/>/test</text:p>
      <text:p text:style-name="P3">24.0 M <text:s/>24.0 M <text:s text:c="2"/>/tmp</text:p>
      <text:p text:style-name="P3">1.5 G <text:s text:c="2"/>1.5 G <text:s text:c="3"/>/user</text:p>
      <text:p text:style-name="P3"><text:soft-page-break/>5.1 M <text:s text:c="2"/>5.1 M <text:s text:c="3"/>/var</text:p>
      <text:p text:style-name="P3"/>
      <text:p text:style-name="P4">14. <text:span text:style-name="T5">[cloudera@quickstart ~]$ hdfs dfs -mv /test/file1 /filez</text:span></text:p>
      <text:p text:style-name="P4"/>
      <text:p text:style-name="P5">hdfs[cloudera@quickstart ~]$ hdfs dfs -ls /</text:p>
      <text:p text:style-name="P5">Found 9 items</text:p>
      <text:p text:style-name="P5">drwxr-xr-x <text:s text:c="2"/>- cloudera supergroup <text:s text:c="9"/>0 2017-11-16 01:18 /AUG</text:p>
      <text:p text:style-name="P5">drwxr-xr-x <text:s text:c="2"/>- cloudera supergroup <text:s text:c="9"/>0 2017-11-30 00:22 /Tweets</text:p>
      <text:p text:style-name="P5">drwxrwxrwx <text:s text:c="2"/>- hdfs <text:s text:c="4"/>supergroup <text:s text:c="9"/>0 2015-11-18 18:57 /benchmarks</text:p>
      <text:p text:style-name="P5">-rw-r--r-- <text:s text:c="2"/>1 cloudera cloudera <text:s text:c="10"/>17 2018-04-27 21:51 /filez</text:p>
      <text:p text:style-name="P5">drwxr-xr-x <text:s text:c="2"/>- hbase <text:s text:c="3"/>supergroup <text:s text:c="9"/>0 2018-04-27 21:12 /hbase</text:p>
      <text:p text:style-name="P5">drwxrwxrwx <text:s text:c="2"/>- cloudera cloudera <text:s text:c="11"/>0 2018-04-28 00:09 /test</text:p>
      <text:p text:style-name="P5">drwxrwxrwt <text:s text:c="2"/>- hdfs <text:s text:c="4"/>supergroup <text:s text:c="9"/>0 2018-04-27 21:28 /tmp</text:p>
      <text:p text:style-name="P5">drwxr-xr-x <text:s text:c="2"/>- hdfs <text:s text:c="4"/>supergroup <text:s text:c="9"/>0 2017-11-23 23:28 /user</text:p>
      <text:p text:style-name="P5">drwxr-xr-x <text:s text:c="2"/>- hdfs <text:s text:c="4"/>supergroup <text:s text:c="9"/>0 2015-11-18 19:00 /var</text:p>
      <text:p text:style-name="P5"/>
      <text:p text:style-name="P5">15. [cloudera@quickstart ~]$ hdfs dfs -rm /filez</text:p>
      <text:p text:style-name="P5">18/04/28 00:10:01 INFO fs.TrashPolicyDefault: Namenode trash configuration: Deletion interval = 0 minutes, Emptier interval = 0 minutes.</text:p>
      <text:p text:style-name="P5">Deleted /filez</text:p>
      <text:p text:style-name="P5"/>
      <text:p text:style-name="P5">[cloudera@quickstart ~]$ hdfs dfs -ls /</text:p>
      <text:p text:style-name="P5">Found 8 items</text:p>
      <text:p text:style-name="P5">drwxr-xr-x <text:s text:c="2"/>- cloudera supergroup <text:s text:c="9"/>0 2017-11-16 01:18 /AUG</text:p>
      <text:p text:style-name="P5">drwxr-xr-x <text:s text:c="2"/>- cloudera supergroup <text:s text:c="9"/>0 2017-11-30 00:22 /Tweets</text:p>
      <text:p text:style-name="P5">drwxrwxrwx <text:s text:c="2"/>- hdfs <text:s text:c="4"/>supergroup <text:s text:c="9"/>0 2015-11-18 18:57 /benchmarks</text:p>
      <text:p text:style-name="P5">drwxr-xr-x <text:s text:c="2"/>- hbase <text:s text:c="3"/>supergroup <text:s text:c="9"/>0 2018-04-27 21:12 /hbase</text:p>
      <text:p text:style-name="P5">drwxrwxrwx <text:s text:c="2"/>- cloudera cloudera <text:s text:c="11"/>0 2018-04-28 00:09 /test</text:p>
      <text:p text:style-name="P5">drwxrwxrwt <text:s text:c="2"/>- hdfs <text:s text:c="4"/>supergroup <text:s text:c="9"/>0 2018-04-27 21:28 /tmp</text:p>
      <text:p text:style-name="P5">drwxr-xr-x <text:s text:c="2"/>- hdfs <text:s text:c="4"/>supergroup <text:s text:c="9"/>0 2017-11-23 23:28 /user</text:p>
      <text:p text:style-name="P5">drwxr-xr-x <text:s text:c="2"/>- hdfs <text:s text:c="4"/>supergroup <text:s text:c="9"/>0 2015-11-18 19:00 /var</text:p>
      <text:p text:style-name="P5"/>
      <text:p text:style-name="P6">16. <text:span text:style-name="T6">[cloudera@quickstart ~]$ hdfs dfs -ls /test</text:span></text:p>
      <text:p text:style-name="P7">Found 1 items</text:p>
      <text:p text:style-name="P7">-rw-r--r-- <text:s text:c="2"/>1 cloudera cloudera <text:s text:c="8"/>17 2018-04-27 23:49 /test/filecpy</text:p>
      <text:p text:style-name="P7"/>
      <text:p text:style-name="P7">[cloudera@quickstart ~]$ hdfs dfs -tail /test/filecpy</text:p>
      <text:p text:style-name="P7">This is 1st file</text:p>
      <text:p text:style-name="P7"/>
      <text:p text:style-name="P7">17. <text:span text:style-name="T7">List of all commands – “hadoop fs” or “hadoop fs -help”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21:40:31.358649513</meta:creation-date>
    <dc:date>2018-04-29T00:45:59.808567121</dc:date>
    <meta:editing-duration>PT16M9S</meta:editing-duration>
    <meta:editing-cycles>2</meta:editing-cycles>
    <meta:generator>LibreOffice/4.3.7.2$Linux_X86_64 LibreOffice_project/430$Build-2</meta:generator>
    <meta:document-statistic meta:table-count="0" meta:image-count="0" meta:object-count="0" meta:page-count="3" meta:paragraph-count="115" meta:word-count="803" meta:character-count="6119" meta:non-whitespace-character-count="4640"/>
  </office:meta>
</office:document-meta>
</file>